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f43f" officeooo:paragraph-rsid="0045f43f"/>
    </style:style>
    <style:style style:name="P3" style:family="paragraph" style:parent-style-name="Standard">
      <style:text-properties officeooo:rsid="00458667" officeooo:paragraph-rsid="004586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86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yle-Agnostic Command-Line Arguments</text:h>
      <text:p text:style-name="Standard"/>
      <text:p text:style-name="Standard">This tiny library allows you to support the user's own command line parameter preference by accepting either the <text:span text:style-name="T1">--</text:span> or <text:span text:style-name="T1">/</text:span> prefixes on each parameter.</text:p>
      <text:p text:style-name="Standard"/>
      <text:p text:style-name="Standard">A parameter name is interpreted if the parameter begins with the pattern <text:span text:style-name="T2">{Italic}</text:span>[A-Za-z0-9-_]<text:span text:style-name="T2">{/Italic}</text:span><text:span text:style-name="T1">:</text:span> . Zero or more white-spaces are ignored after the colon character. A parameter name is not required, and its Name property will be an empty string if not supplied.</text:p>
      <text:p text:style-name="Standard"/>
      <text:p text:style-name="Standard">Immediately after parsing, the <text:span text:style-name="T1">CommandArgCollection</text:span> contains a list of <text:span text:style-name="T1">CommandArgItem</text:span> items, each having separate <text:span text:style-name="T1">Name</text:span> and <text:span text:style-name="T1">Value</text:span> propert<text:span text:style-name="T2">ies</text:span>.</text:p>
      <text:p text:style-name="Standard"/>
      <text:p text:style-name="P2">{Line}</text:p>
      <text:h text:style-name="Heading_20_2" text:outline-level="2">Example Application</text:h>
      <text:p text:style-name="P3">The following example demonstrates this library in action.</text:p>
      <text:p text:style-name="P3"/>
      <text:p text:style-name="P3">{CodeBlock,cs,ExampleApplication.cs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18T08:15:50.589618600</meta:creation-date>
    <meta:editing-cycles>4</meta:editing-cycles>
    <meta:editing-duration>PT4H1M32S</meta:editing-duration>
    <meta:initial-creator>Daniel Patterson, MCSD</meta:initial-creator>
    <dc:date>2026-01-18T12:32:04.147042600</dc:date>
    <dc:creator>Daniel Patterson, MCSD</dc:creator>
    <meta:document-statistic meta:table-count="0" meta:image-count="0" meta:object-count="0" meta:page-count="1" meta:paragraph-count="8" meta:word-count="100" meta:character-count="712" meta:non-whitespace-character-count="620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18T08:15:49.731725300"/>
  </office:meta>
</office:document-meta>
</file>